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11b63c" officeooo:paragraph-rsid="0011b63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11b63c" officeooo:paragraph-rsid="0011b6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1b63c" officeooo:paragraph-rsid="0011b63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4bebe" officeooo:paragraph-rsid="0014beb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30c5d" officeooo:paragraph-rsid="00130c5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87669" officeooo:paragraph-rsid="0018766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bb571" officeooo:paragraph-rsid="001bb57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1b63c" officeooo:paragraph-rsid="0011b63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30c5d" officeooo:paragraph-rsid="00130c5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4bebe" officeooo:paragraph-rsid="0014beb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6206a" officeooo:paragraph-rsid="0016206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9a965" officeooo:paragraph-rsid="0019a96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a7149" officeooo:paragraph-rsid="001a714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f694c" officeooo:paragraph-rsid="001f694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da5ad" officeooo:paragraph-rsid="001da5a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1b63c" officeooo:paragraph-rsid="0011b63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4bebe" officeooo:paragraph-rsid="0014beb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4bebe" officeooo:paragraph-rsid="0016206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2c61" officeooo:paragraph-rsid="00152c6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206a" officeooo:paragraph-rsid="001620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bb571" officeooo:paragraph-rsid="001bb57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ed30e" officeooo:paragraph-rsid="0018766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87669" officeooo:paragraph-rsid="0018766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f694c" officeooo:paragraph-rsid="001f694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009b4" officeooo:paragraph-rsid="002009b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da5ad" officeooo:paragraph-rsid="001da5a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23a4cd" officeooo:paragraph-rsid="0023a4c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20128c" officeooo:paragraph-rsid="0020128c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130c5d" officeooo:paragraph-rsid="00130c5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1a7149" officeooo:paragraph-rsid="001a7149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11b63c" officeooo:paragraph-rsid="001f694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1" fo:font-size="14pt" style:text-underline-style="none" fo:font-weight="normal" officeooo:rsid="001da5ad" officeooo:paragraph-rsid="001da5ad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1" fo:font-size="14pt" style:text-underline-style="none" fo:font-weight="normal" officeooo:rsid="001da5ad" officeooo:paragraph-rsid="001f694c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19a965" officeooo:paragraph-rsid="0019a965" style:font-size-asian="12.25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11b63c" officeooo:paragraph-rsid="001ffa89" style:font-size-asian="12.25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 fo:font-size="14pt" style:text-underline-style="none" fo:font-weight="normal" officeooo:rsid="001bb571" officeooo:paragraph-rsid="001bb571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Arial" fo:font-size="14pt" fo:font-style="normal" style:text-underline-style="none" fo:font-weight="normal" officeooo:rsid="0020128c" officeooo:paragraph-rsid="0020128c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Arial" fo:font-size="14pt" fo:font-style="normal" style:text-underline-style="none" fo:font-weight="normal" officeooo:rsid="0020128c" officeooo:paragraph-rsid="0021040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Arial" fo:font-size="14pt" fo:font-style="normal" style:text-underline-style="none" fo:font-weight="normal" officeooo:rsid="0021040f" officeooo:paragraph-rsid="0021040f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Arial" fo:font-size="14pt" fo:font-style="normal" style:text-underline-style="none" fo:font-weight="normal" officeooo:rsid="002292c4" officeooo:paragraph-rsid="002292c4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ndale Mono1" fo:font-size="14pt" style:text-underline-style="none" fo:font-weight="normal" officeooo:rsid="001ed30e" officeooo:paragraph-rsid="001f694c" style:font-size-asian="12.25pt" style:font-weight-asian="normal" style:font-size-complex="14pt" style:font-weight-complex="normal"/>
    </style:style>
    <style:style style:name="T1" style:family="text">
      <style:text-properties officeooo:rsid="00130c5d"/>
    </style:style>
    <style:style style:name="T2" style:family="text">
      <style:text-properties officeooo:rsid="0016206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a965"/>
    </style:style>
    <style:style style:name="T5" style:family="text">
      <style:text-properties style:text-underline-style="none"/>
    </style:style>
    <style:style style:name="T6" style:family="text">
      <style:text-properties officeooo:rsid="001ed30e"/>
    </style:style>
    <style:style style:name="T7" style:family="text">
      <style:text-properties style:font-name="Andale Mono1" officeooo:rsid="00187669"/>
    </style:style>
    <style:style style:name="T8" style:family="text">
      <style:text-properties style:font-name="Andale Mono1" officeooo:rsid="001ed30e"/>
    </style:style>
    <style:style style:name="T9" style:family="text">
      <style:text-properties officeooo:rsid="00187669"/>
    </style:style>
    <style:style style:name="T10" style:family="text">
      <style:text-properties officeooo:rsid="002009b4"/>
    </style:style>
    <style:style style:name="T11" style:family="text">
      <style:text-properties officeooo:rsid="0021040f"/>
    </style:style>
    <style:style style:name="T12" style:family="text">
      <style:text-properties officeooo:rsid="002292c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 du puissance 4 :</text:p>
      <text:p text:style-name="P2"/>
      <text:p text:style-name="P4">Départ :</text:p>
      <text:p text:style-name="P10"/>
      <text:p text:style-name="P17">Qui commence, le rouge ou le jaune ?</text:p>
      <text:p text:style-name="P17"/>
      <text:p text:style-name="P18"><text:span text:style-name="T3">Si une autre valeur est entrée :</text:span> </text:p>
      <text:p text:style-name="P18"><text:span text:style-name="T4">Erreur, v</text:span>euillez écrire soit rouge, soit jaune :</text:p>
      <text:p text:style-name="P17"/>
      <text:p text:style-name="P3">Grille vide :</text:p>
      <text:p text:style-name="P8"/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<text:s/></text:span><text:span text:style-name="T8">─────────────</text:span></text:p>
      <text:p text:style-name="P29"><text:s/>1 2 3 4 5 6 7</text:p>
      <text:p text:style-name="P33"/>
      <text:p text:style-name="P16"/>
      <text:p text:style-name="P12">Légende :<text:span text:style-name="T5"> </text:span></text:p>
      <text:list xml:id="list2119118997" text:style-name="L1">
        <text:list-item>
          <text:p text:style-name="P34">- : case vide</text:p>
        </text:list-item>
        <text:list-item>
          <text:p text:style-name="P34">chiffres : représentent les numéros des colonnes</text:p>
        </text:list-item>
        <text:list-item>
          <text:p text:style-name="P35"><text:span text:style-name="T6">─ et │ : représentent le cadre du jeu</text:span></text:p>
        </text:list-item>
      </text:list>
      <text:p text:style-name="P16"/>
      <text:p text:style-name="P4">Tour du joueur :</text:p>
      <text:p text:style-name="P10"/>
      <text:p text:style-name="P19">Tour <text:span text:style-name="T2">du (jaune/rouge) !</text:span></text:p>
      <text:p text:style-name="P20">Sur quelle colonne placez-vous votre jeton ?</text:p>
      <text:p text:style-name="P20"/>
      <text:p text:style-name="P11">Si nombre négatif, nombre supérieur/inférieur à la taille de la grille :</text:p>
      <text:p text:style-name="P20">Veuillez entrer une valeur entre 1 et 7 !</text:p>
      <text:p text:style-name="P20"/>
      <text:p text:style-name="P11">Si colonne remplie :</text:p>
      <text:p text:style-name="P20">La colonne numéro (numéro de la colonne) est remplie !</text:p>
      <text:p text:style-name="P20">Veuillez en choisir une autre :</text:p>
      <text:p text:style-name="P16"/>
      <text:p text:style-name="P5"/>
      <text:p text:style-name="P5"/>
      <text:p text:style-name="P5"/>
      <text:p text:style-name="P5"><text:soft-page-break/></text:p>
      <text:p text:style-name="P5"/>
      <text:p text:style-name="P5">Grille avec des jetons :</text:p>
      <text:p text:style-name="P9"/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- -<text:span text:style-name="T7">│</text:span></text:p>
      <text:p text:style-name="P31"><text:span text:style-name="T7">│</text:span>- - - - - <text:span text:style-name="T1">J</text:span> -<text:span text:style-name="T7">│</text:span></text:p>
      <text:p text:style-name="P31"><text:span text:style-name="T7">│</text:span><text:span text:style-name="T1">R</text:span> - - <text:span text:style-name="T1">R</text:span> <text:span text:style-name="T1">J</text:span> <text:span text:style-name="T1">J -</text:span><text:span text:style-name="T7">│</text:span></text:p>
      <text:p text:style-name="P41"><text:s/>─────────────</text:p>
      <text:p text:style-name="P29"><text:s/>1 2 3 4 5 6 7</text:p>
      <text:p text:style-name="P30"/>
      <text:p text:style-name="P13">Légende :</text:p>
      <text:list xml:id="list1533587189" text:style-name="L2">
        <text:list-item>
          <text:p text:style-name="P36">R : Jeton rouge</text:p>
        </text:list-item>
        <text:list-item>
          <text:p text:style-name="P36">J : Jeton jaune</text:p>
        </text:list-item>
      </text:list>
      <text:p text:style-name="P21"/>
      <text:p text:style-name="P7">Grille remplie :</text:p>
      <text:p text:style-name="P7"/>
      <text:p text:style-name="P33"><text:span text:style-name="T9">│</text:span>R R R J R J R<text:span text:style-name="T9">│</text:span></text:p>
      <text:p text:style-name="P33"><text:span text:style-name="T9">│</text:span>R J R R R J J<text:span text:style-name="T9">│</text:span></text:p>
      <text:p text:style-name="P33"><text:span text:style-name="T9">│</text:span>R R J J J R R<text:span text:style-name="T9">│</text:span></text:p>
      <text:p text:style-name="P33"><text:span text:style-name="T9">│</text:span>J R J R J R R<text:span text:style-name="T9">│</text:span></text:p>
      <text:p text:style-name="P33"><text:span text:style-name="T9">│</text:span>R J J R R R J<text:span text:style-name="T9">│</text:span></text:p>
      <text:p text:style-name="P33"><text:span text:style-name="T9">│</text:span>R R R J J J R<text:span text:style-name="T9">│</text:span></text:p>
      <text:p text:style-name="P41"><text:s/>─────────────</text:p>
      <text:p text:style-name="P33"><text:s/>1 2 3 4 5 6 7</text:p>
      <text:p text:style-name="P32"/>
      <text:p text:style-name="P15">Dans le cas où la grille est remplie :</text:p>
      <text:p text:style-name="P26">Égalité</text:p>
      <text:p text:style-name="P30"/>
      <text:p text:style-name="P6">Fin de partie :</text:p>
      <text:p text:style-name="P6"/>
      <text:p text:style-name="P23">Le (rouge/jaune) a gagné !</text:p>
      <text:p text:style-name="P23"/>
      <text:p text:style-name="P24">Voulez-vous rejouer ? (oui : 1, non : 0)</text:p>
      <text:p text:style-name="P24"/>
      <text:p text:style-name="P14">Si la valeur est différente de <text:span text:style-name="T10">1 ou de 0 :</text:span></text:p>
      <text:p text:style-name="P25">Erreur, veuillez taper 1 ou 0 :</text:p>
      <text:p text:style-name="P25"/>
      <text:p text:style-name="P25"/>
      <text:p text:style-name="P25"/>
      <text:p text:style-name="P28"><text:soft-page-break/>Déroulement de la partie :</text:p>
      <text:p text:style-name="P28"/>
      <text:list xml:id="list2833519374" text:style-name="L3">
        <text:list-item>
          <text:p text:style-name="P37">Demande qui commence</text:p>
        </text:list-item>
        <text:list-item>
          <text:p text:style-name="P37">Affiche la grille</text:p>
        </text:list-item>
        <text:list-item>
          <text:p text:style-name="P37">Affiche la couleur du joueur (en toutes lettres)</text:p>
        </text:list-item>
        <text:list-item>
          <text:p text:style-name="P37">Demande sur quelle colonne placer le jeton</text:p>
        </text:list-item>
        <text:list-item>
          <text:p text:style-name="P38">Affiche la grille</text:p>
        </text:list-item>
        <text:list-item>
          <text:p text:style-name="P37">Répétition <text:span text:style-name="T12">des</text:span> partie<text:span text:style-name="T12">s</text:span> 3, <text:span text:style-name="T11">4</text:span> et <text:span text:style-name="T11">5</text:span> jusqu’à ce qu’un joueur gagne ou qu’il y ait une égalité</text:p>
        </text:list-item>
        <text:list-item>
          <text:p text:style-name="P37">Demande <text:span text:style-name="T11">si les joueurs veulent rejouer</text:span></text:p>
        </text:list-item>
        <text:list-item>
          <text:p text:style-name="P39">Si la réponse à la partie 6 est vraie <text:span text:style-name="T12">retour à la partie 1</text:span></text:p>
        </text:list-item>
        <text:list-item>
          <text:p text:style-name="P40">Quitter le programme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0:35:51.256653576</meta:creation-date>
    <meta:generator>LibreOffice/6.1.5.2$Linux_X86_64 LibreOffice_project/10$Build-2</meta:generator>
    <dc:date>2022-11-24T12:04:56.894811836</dc:date>
    <meta:editing-duration>PT1H18M37S</meta:editing-duration>
    <meta:editing-cycles>16</meta:editing-cycles>
    <meta:document-statistic meta:table-count="0" meta:image-count="0" meta:object-count="0" meta:page-count="3" meta:paragraph-count="64" meta:word-count="409" meta:character-count="1602" meta:non-whitespace-character-count="1263"/>
  </office:meta>
</office:document-meta>
</file>